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T2020 Style B" svg:font-family="'TT2020 Style B'" style:font-pitch="fixed"/>
    <style:font-face style:name="TT2020 Style B1" svg:font-family="'TT2020 Style B'" style:font-adornments="Bold" style:font-pitch="fixed"/>
    <style:font-face style:name="TT2020 Style B2" svg:font-family="'TT2020 Style B'" style:font-adornments="Regular" style:font-pitch="fixed"/>
    <style:font-face style:name="TT2020 Style E" svg:font-family="'TT2020 Style E'" style:font-pitch="fixed"/>
    <style:font-face style:name="TT2020 Style E1" svg:font-family="'TT2020 Style E'" style:font-adornments="Regular" style:font-pitch="fixed"/>
    <style:font-face style:name="URW Bookman" svg:font-family="'URW Bookman'" style:font-adornments="Light" style:font-pitch="variable"/>
    <style:font-face style:name="Noto Serif CJK JP Light" svg:font-family="'Noto Serif CJK JP Light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Nimbus Sans" svg:font-family="'Nimbus Sans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01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1.1209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2.4362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4.415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2.661in"/>
    </style:style>
    <style:style style:name="ro1" style:family="table-row">
      <style:table-row-properties style:row-height="0.3209in" fo:break-before="auto" style:use-optimal-row-height="true"/>
    </style:style>
    <style:style style:name="ro2" style:family="table-row">
      <style:table-row-properties style:row-height="0.3953in" fo:break-before="auto" style:use-optimal-row-height="true"/>
    </style:style>
    <style:style style:name="ro3" style:family="table-row">
      <style:table-row-properties style:row-height="0.4898in" fo:break-before="auto" style:use-optimal-row-height="true"/>
    </style:style>
    <style:style style:name="ro4" style:family="table-row">
      <style:table-row-properties style:row-height="0.5839in" fo:break-before="auto" style:use-optimal-row-height="true"/>
    </style:style>
    <style:style style:name="ro5" style:family="table-row">
      <style:table-row-properties style:row-height="0.678in" fo:break-before="auto" style:use-optimal-row-height="true"/>
    </style:style>
    <style:style style:name="ro6" style:family="table-row">
      <style:table-row-properties style:row-height="0.1819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701in" fo:break-before="auto" style:use-optimal-row-height="true"/>
    </style:style>
    <style:style style:name="ta1" style:family="table" style:master-page-name="_34_x6_20_DYMO_20_shipping_20_Label">
      <style:table-properties table:display="true" style:writing-mode="lr-tb"/>
    </style:style>
    <style:style style:name="ta2" style:family="table" style:master-page-name="_32_.5_20_x_20_3.5_20_trading_20_card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spell_20_list_20_cell">
      <style:table-cell-properties fo:background-color="transparent"/>
      <style:paragraph-properties fo:margin-left="0in"/>
      <style:text-properties style:font-name="TT2020 Style B" fo:font-size="7pt" fo:font-weight="normal" style:font-size-asian="7pt" style:font-weight-asian="normal" style:font-size-complex="7pt" style:font-weight-complex="normal"/>
    </style:style>
    <style:style style:name="ce3" style:family="table-cell" style:parent-style-name="spell_20_list_20_cell">
      <style:table-cell-properties fo:background-color="#dddddd" style:text-align-source="fix" style:repeat-content="false" fo:wrap-option="wrap"/>
      <style:paragraph-properties fo:text-align="start" fo:margin-left="0in"/>
      <style:text-properties fo:font-size="7pt" style:font-size-asian="7pt" style:font-size-complex="7pt"/>
    </style:style>
    <style:style style:name="ce4" style:family="table-cell" style:parent-style-name="spell_20_list_20_cell">
      <style:table-cell-properties style:text-align-source="fix" style:repeat-content="false" fo:background-color="transparent" fo:wrap-option="wrap"/>
      <style:paragraph-properties fo:text-align="start" fo:margin-left="0in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ackground-color="transparent" fo:padding="0.0417in"/>
      <style:paragraph-properties fo:text-align="start" fo:margin-left="0in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ackground-color="transparent" fo:wrap-option="wrap" fo:padding="0.0417in"/>
      <style:paragraph-properties fo:text-align="start" fo:margin-left="0in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ackground-color="transparent" fo:padding="0.0417in"/>
      <style:paragraph-properties fo:text-align="start" fo:margin-left="0in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Sans1"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eeeeee" style:text-align-source="fix" style:repeat-content="false" fo:border="none"/>
      <style:paragraph-properties fo:text-align="start" fo:margin-left="0in"/>
      <style:text-properties style:font-name="Nimbus Sans1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Nimbus Sans1" fo:font-size="8pt" fo:font-weight="normal" style:font-size-asian="8pt" style:font-weight-asian="normal" style:font-size-complex="8pt" style:font-weight-complex="normal"/>
    </style:style>
    <style:style style:name="ce12" style:family="table-cell" style:parent-style-name="spell_20_list_20_cell">
      <style:text-properties style:font-name="TT2020 Style 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pell List" table:style-name="ta1" table:print-ranges="'Spell List'.A1:'Spell List'.E15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default-cell-style-name="ce6"/>
        <table:table-column table:style-name="co6" table:default-cell-style-name="ce6"/>
        <table:table-column table:style-name="co7" table:default-cell-style-name="ce5"/>
        <table:table-column table:style-name="co8" table:number-columns-repeated="1015" table:default-cell-style-name="ce6"/>
        <table:table-column table:style-name="co8" table:number-columns-repeated="2" table:default-cell-style-name="Default"/>
        <table:table-header-rows>
          <table:table-row table:style-name="ro1">
            <table:table-cell table:style-name="ce2" office:value-type="string" calcext:value-type="string">
              <text:p>Team</text:p>
            </table:table-cell>
            <table:table-cell table:style-name="ce2" office:value-type="string" calcext:value-type="string">
              <text:p>Class</text:p>
            </table:table-cell>
            <table:table-cell table:style-name="ce2" office:value-type="string" calcext:value-type="string">
              <text:p>Title</text:p>
            </table:table-cell>
            <table:table-cell table:style-name="ce2" office:value-type="string" calcext:value-type="string">
              <text:p>Recipe</text:p>
            </table:table-cell>
            <table:table-cell table:style-name="ce2" office:value-type="string" calcext:value-type="string">
              <text:p>Effect</text:p>
            </table:table-cell>
            <table:table-cell table:style-name="ce2" office:value-type="string" calcext:value-type="string">
              <text:p>Code</text:p>
            </table:table-cell>
            <table:table-cell/>
            <table:table-cell table:style-name="ce8" table:number-columns-repeated="1015"/>
            <table:table-cell table:number-columns-repeated="2"/>
          </table:table-row>
        </table:table-header-rows>
        <table:table-row table:style-name="ro1">
          <table:table-cell table:style-name="ce3" office:value-type="string" calcext:value-type="string">
            <text:p>Gaia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Dark Repertoire</text:p>
          </table:table-cell>
          <table:table-cell table:style-name="ce3" office:value-type="string" calcext:value-type="string">
            <text:p>Cordeus, Ineundo</text:p>
          </table:table-cell>
          <table:table-cell table:style-name="ce3" office:value-type="string" calcext:value-type="string">
            <text:p>Inflict 1 damage to opponent</text:p>
          </table:table-cell>
          <table:table-cell table:style-name="ce3" office:value-type="string" calcext:value-type="string">
            <text:p>4, 7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1"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amage</text:p>
          </table:table-cell>
          <table:table-cell table:style-name="ce4" office:value-type="string" calcext:value-type="string">
            <text:p>Polyzote Theorum</text:p>
          </table:table-cell>
          <table:table-cell table:style-name="ce4" office:value-type="string" calcext:value-type="string">
            <text:p>Converge, Radian</text:p>
          </table:table-cell>
          <table:table-cell table:style-name="ce4" office:value-type="string" calcext:value-type="string">
            <text:p>Inflict 1 damage to opponent</text:p>
          </table:table-cell>
          <table:table-cell table:style-name="ce4" office:value-type="string" calcext:value-type="string">
            <text:p>4, 7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1">
          <table:table-cell table:style-name="ce3" office:value-type="string" calcext:value-type="string">
            <text:p>Gaia</text:p>
          </table:table-cell>
          <table:table-cell table:style-name="ce3" office:value-type="string" calcext:value-type="string">
            <text:p>wild</text:p>
          </table:table-cell>
          <table:table-cell table:style-name="ce3" office:value-type="string" calcext:value-type="string">
            <text:p>Chaotic Resonance</text:p>
          </table:table-cell>
          <table:table-cell table:style-name="ce3" office:value-type="string" calcext:value-type="string">
            <text:p>Proxy, Proxy</text:p>
          </table:table-cell>
          <table:table-cell table:style-name="ce3" office:value-type="string" calcext:value-type="string">
            <text:p>Draw a chance card</text:p>
          </table:table-cell>
          <table:table-cell table:style-name="ce3" office:value-type="string" calcext:value-type="string">
            <text:p>10, 10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1"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Quantum Uncertainty</text:p>
          </table:table-cell>
          <table:table-cell table:style-name="ce4" office:value-type="string" calcext:value-type="string">
            <text:p>Spheroid, Spheroid</text:p>
          </table:table-cell>
          <table:table-cell table:style-name="ce4" office:value-type="string" calcext:value-type="string">
            <text:p>Draw a chance card</text:p>
          </table:table-cell>
          <table:table-cell table:style-name="ce4" office:value-type="string" calcext:value-type="string">
            <text:p>10, 10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Gaia</text:p>
          </table:table-cell>
          <table:table-cell table:style-name="ce3" office:value-type="string" calcext:value-type="string">
            <text:p>damage, utility</text:p>
          </table:table-cell>
          <table:table-cell table:style-name="ce3" office:value-type="string" calcext:value-type="string">
            <text:p>Spirit Telescope</text:p>
          </table:table-cell>
          <table:table-cell table:style-name="ce3" office:value-type="string" calcext:value-type="string">
            <text:p>Varro, Ergo, Pluo</text:p>
          </table:table-cell>
          <table:table-cell table:style-name="ce3" office:value-type="string" calcext:value-type="string">
            <text:p>Inflict 1 damage to opponent and draw 1 Spell card</text:p>
          </table:table-cell>
          <table:table-cell table:style-name="ce3" office:value-type="string" calcext:value-type="string">
            <text:p>14, 6, 8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2"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amage, utility</text:p>
          </table:table-cell>
          <table:table-cell table:style-name="ce4" office:value-type="string" calcext:value-type="string">
            <text:p>Chemical Concoction</text:p>
          </table:table-cell>
          <table:table-cell table:style-name="ce4" office:value-type="string" calcext:value-type="string">
            <text:p>Transpose, Matrix, Scalar</text:p>
          </table:table-cell>
          <table:table-cell table:style-name="ce4" office:value-type="string" calcext:value-type="string">
            <text:p>Inflict 1 damage to opponent and draw 1 Spell card</text:p>
          </table:table-cell>
          <table:table-cell table:style-name="ce4" office:value-type="string" calcext:value-type="string">
            <text:p>14, 6, 8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2">
          <table:table-cell table:style-name="ce3" office:value-type="string" calcext:value-type="string">
            <text:p>Gaia</text:p>
          </table:table-cell>
          <table:table-cell table:style-name="ce3" office:value-type="string" calcext:value-type="string">
            <text:p>eraser, wild</text:p>
          </table:table-cell>
          <table:table-cell table:style-name="ce3" office:value-type="string" calcext:value-type="string">
            <text:p>Time Mischief</text:p>
          </table:table-cell>
          <table:table-cell table:style-name="ce3" office:value-type="string" calcext:value-type="string">
            <text:p>Pluo, Pluo, Tristis, Tristis</text:p>
          </table:table-cell>
          <table:table-cell table:style-name="ce3" office:value-type="string" calcext:value-type="string">
            <text:p>An opponent must discard their last uttered word and you draw a chance card</text:p>
          </table:table-cell>
          <table:table-cell table:style-name="ce3" office:value-type="string" calcext:value-type="string">
            <text:p>8, 8, 13, 13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2"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eraser, wild</text:p>
          </table:table-cell>
          <table:table-cell table:style-name="ce4" office:value-type="string" calcext:value-type="string">
            <text:p>Quasar Consequence</text:p>
          </table:table-cell>
          <table:table-cell table:style-name="ce4" office:value-type="string" calcext:value-type="string">
            <text:p>Transpose, Transpose, Scalar, Scalar</text:p>
          </table:table-cell>
          <table:table-cell table:style-name="ce4" office:value-type="string" calcext:value-type="string">
            <text:p>An opponent must discard their last uttered word and you draw a chance card</text:p>
          </table:table-cell>
          <table:table-cell table:style-name="ce4" office:value-type="string" calcext:value-type="string">
            <text:p>13, 13, 8, 8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3">
          <table:table-cell table:style-name="ce3" office:value-type="string" calcext:value-type="string">
            <text:p>Gaia</text:p>
          </table:table-cell>
          <table:table-cell table:style-name="ce3" office:value-type="string" calcext:value-type="string">
            <text:p>damage, mend</text:p>
          </table:table-cell>
          <table:table-cell table:style-name="ce3" office:value-type="string" calcext:value-type="string">
            <text:p>Wisdom of the Falls</text:p>
          </table:table-cell>
          <table:table-cell table:style-name="ce3" office:value-type="string" calcext:value-type="string">
            <text:p>Castus, Absconditus, Cordeus, Absconditus, Dorime, Procedo</text:p>
          </table:table-cell>
          <table:table-cell table:style-name="ce3" office:value-type="string" calcext:value-type="string">
            <text:p>Inflict 3 damage to opponent and heal 1 yourself</text:p>
          </table:table-cell>
          <table:table-cell table:style-name="ce3" office:value-type="string" calcext:value-type="string">
            <text:p>3, 1, 4, 1, 5, 9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3"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amage, mend</text:p>
          </table:table-cell>
          <table:table-cell table:style-name="ce4" office:value-type="string" calcext:value-type="string">
            <text:p>Pi</text:p>
          </table:table-cell>
          <table:table-cell table:style-name="ce4" office:value-type="string" calcext:value-type="string">
            <text:p>Concave, Catenary, Converge, Catenary, Extremum, Sequence</text:p>
          </table:table-cell>
          <table:table-cell table:style-name="ce4" office:value-type="string" calcext:value-type="string">
            <text:p>Inflict 3 damage to opponent and heal 1 yourself</text:p>
          </table:table-cell>
          <table:table-cell table:style-name="ce4" office:value-type="string" calcext:value-type="string">
            <text:p>3, 1, 4, 1, 5, 9</text:p>
          </table:table-cell>
          <table:table-cell/>
          <table:table-cell table:style-name="ce8" table:number-columns-repeated="1015"/>
          <table:table-cell table:number-columns-repeated="2"/>
        </table:table-row>
        <table:table-row table:style-name="ro3">
          <table:table-cell table:style-name="ce3" office:value-type="string" calcext:value-type="string">
            <text:p>Gaia</text:p>
          </table:table-cell>
          <table:table-cell table:style-name="ce3" office:value-type="string" calcext:value-type="string">
            <text:p>damage, wild</text:p>
          </table:table-cell>
          <table:table-cell table:style-name="ce3" office:value-type="string" calcext:value-type="string">
            <text:p>Pulseriver</text:p>
          </table:table-cell>
          <table:table-cell table:style-name="ce3" office:value-type="string" calcext:value-type="string">
            <text:p>Carro, Cordeus, Velius, Castus, Sylvius, Castus</text:p>
          </table:table-cell>
          <table:table-cell table:style-name="ce3" office:value-type="string" calcext:value-type="string">
            <text:p>Inflict 3 damage to opponent and draw a chance card</text:p>
          </table:table-cell>
          <table:table-cell table:style-name="ce3" office:value-type="string" calcext:value-type="string">
            <text:p>14, 4, 15, 3, 12, 2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amage, wild</text:p>
          </table:table-cell>
          <table:table-cell table:style-name="ce4" office:value-type="string" calcext:value-type="string">
            <text:p>Intrepider</text:p>
          </table:table-cell>
          <table:table-cell table:style-name="ce4" office:value-type="string" calcext:value-type="string">
            <text:p>Transpose, Converge, Uniform, Concave, Tau, Composite</text:p>
          </table:table-cell>
          <table:table-cell table:style-name="ce4" office:value-type="string" calcext:value-type="string">
            <text:p>Inflict 3 damage to opponent and draw a chance card</text:p>
          </table:table-cell>
          <table:table-cell table:style-name="ce4" office:value-type="string" calcext:value-type="string">
            <text:p>14, 4, 15, 3, 12, 2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Gaia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Egregious Earthquake</text:p>
          </table:table-cell>
          <table:table-cell table:style-name="ce3" office:value-type="string" calcext:value-type="string">
            <text:p>Absconditus, Castus, Dorime, Ineundo, Procedo, Supra, Tristis, Ventus</text:p>
          </table:table-cell>
          <table:table-cell table:style-name="ce3" office:value-type="string" calcext:value-type="string">
            <text:p>Inflict 12 damage to opponent</text:p>
          </table:table-cell>
          <table:table-cell table:style-name="ce3" office:value-type="string" calcext:value-type="string">
            <text:p>1, 3, 5, 7, 9, 11, 13, 15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amage</text:p>
          </table:table-cell>
          <table:table-cell table:style-name="ce4" office:value-type="string" calcext:value-type="string">
            <text:p>Numerical Overload</text:p>
          </table:table-cell>
          <table:table-cell table:style-name="ce4" office:value-type="string" calcext:value-type="string">
            <text:p>Catenary, Concave, Extremum, Radian, Sequence, Summation, Transpose, Uniform</text:p>
          </table:table-cell>
          <table:table-cell table:style-name="ce4" office:value-type="string" calcext:value-type="string">
            <text:p>Inflict 12 damage to opponent</text:p>
          </table:table-cell>
          <table:table-cell table:style-name="ce4" office:value-type="string" calcext:value-type="string">
            <text:p>1, 3, 5, 7, 9, 11, 13, 15</text:p>
          </table:table-cell>
          <table:table-cell table:number-columns-repeated="1018"/>
        </table:table-row>
        <table:table-row table:style-name="ro6" table:number-rows-repeated="8">
          <table:table-cell table:style-name="ce5" table:number-columns-repeated="6"/>
          <table:table-cell table:number-columns-repeated="101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Word List" table:style-name="ta2">
        <table:table-column table:style-name="co9" table:default-cell-style-name="ce10"/>
        <table:table-column table:style-name="co10" table:number-columns-repeated="2" table:default-cell-style-name="ce10"/>
        <table:table-row table:style-name="ro7">
          <table:table-cell table:style-name="ce9" office:value-type="string" calcext:value-type="string">
            <text:p>No.</text:p>
          </table:table-cell>
          <table:table-cell table:style-name="ce9" office:value-type="string" calcext:value-type="string">
            <text:p>GRID</text:p>
          </table:table-cell>
          <table:table-cell table:style-name="ce9" office:value-type="string" calcext:value-type="string">
            <text:p>Gai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Catenary</text:p>
          </table:table-cell>
          <table:table-cell office:value-type="string" calcext:value-type="string">
            <text:p>Absconditus</text:p>
          </table:table-cell>
        </table:table-row>
        <table:table-row table:style-name="ro7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mposite</text:p>
          </table:table-cell>
          <table:table-cell table:style-name="ce11" office:value-type="string" calcext:value-type="string">
            <text:p>Aliquando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Concave</text:p>
          </table:table-cell>
          <table:table-cell office:value-type="string" calcext:value-type="string">
            <text:p>Castus</text:p>
          </table:table-cell>
        </table:table-row>
        <table:table-row table:style-name="ro7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Converge</text:p>
          </table:table-cell>
          <table:table-cell table:style-name="ce11" office:value-type="string" calcext:value-type="string">
            <text:p>Cordeus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Extremum</text:p>
          </table:table-cell>
          <table:table-cell office:value-type="string" calcext:value-type="string">
            <text:p>Dorime</text:p>
          </table:table-cell>
        </table:table-row>
        <table:table-row table:style-name="ro7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Matrix</text:p>
          </table:table-cell>
          <table:table-cell table:style-name="ce11" office:value-type="string" calcext:value-type="string">
            <text:p>Ergo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Radian</text:p>
          </table:table-cell>
          <table:table-cell office:value-type="string" calcext:value-type="string">
            <text:p>Ineundo</text:p>
          </table:table-cell>
        </table:table-row>
        <table:table-row table:style-name="ro7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Scalar</text:p>
          </table:table-cell>
          <table:table-cell table:style-name="ce11" office:value-type="string" calcext:value-type="string">
            <text:p>Pluo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Procedo</text:p>
          </table:table-cell>
        </table:table-row>
        <table:table-row table:style-name="ro7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Spheroid</text:p>
          </table:table-cell>
          <table:table-cell table:style-name="ce11" office:value-type="string" calcext:value-type="string">
            <text:p>Proxy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Summation</text:p>
          </table:table-cell>
          <table:table-cell office:value-type="string" calcext:value-type="string">
            <text:p>Supra</text:p>
          </table:table-cell>
        </table:table-row>
        <table:table-row table:style-name="ro7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Tau</text:p>
          </table:table-cell>
          <table:table-cell table:style-name="ce11" office:value-type="string" calcext:value-type="string">
            <text:p>Sylvius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Tristis</text:p>
          </table:table-cell>
        </table:table-row>
        <table:table-row table:style-name="ro7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Variable</text:p>
          </table:table-cell>
          <table:table-cell table:style-name="ce11" office:value-type="string" calcext:value-type="string">
            <text:p>Varro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lius</text:p>
          </table:table-cell>
        </table:table-row>
        <table:table-row table:style-name="ro7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Vector</text:p>
          </table:table-cell>
          <table:table-cell table:style-name="ce11" office:value-type="string" calcext:value-type="string">
            <text:p>Ventus</text:p>
          </table:table-cell>
        </table:table-row>
      </table:table>
      <table:table table:name="Chance List" table:style-name="ta1" table:print-ranges="'Chance List'.B1:'Chance List'.C7">
        <table:table-column table:style-name="co10" table:default-cell-style-name="spell_20_list_20_cell"/>
        <table:table-column table:style-name="co11" table:default-cell-style-name="spell_20_list_20_cell"/>
        <table:table-column table:style-name="co3" table:default-cell-style-name="spell_20_list_20_cell"/>
        <table:table-column table:style-name="co10" table:number-columns-repeated="1021" table:default-cell-style-name="Default"/>
        <table:table-row table:style-name="ro8"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Effect</text:p>
          </table:table-cell>
          <table:table-cell table:style-name="ce12" office:value-type="string" calcext:value-type="string">
            <text:p>Card Count</text:p>
          </table:table-cell>
          <table:table-cell table:style-name="spell_20_list_20_cell" table:number-columns-repeated="1021"/>
        </table:table-row>
        <table:table-row table:style-name="ro3">
          <table:table-cell/>
          <table:table-cell office:value-type="string" calcext:value-type="string">
            <text:p>If you are Gaia, Inflict 1 damage to opponent. Otherwise, inflict 2 damage to opponen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f you are GRID, Inflict 2 damage to opponent. Otherwise, inflict 2 damage to opponent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On your next turn, <text:span text:style-name="T1">Discover</text:span> 2 words and <text:span text:style-name="T1">Deliver</text:span> 2 wo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1 Damage is inflicted on yo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Use this card to cast a <text:span text:style-name="T1">Contaminated Spell</text:span> as a <text:span text:style-name="T1">Pure Spell</text:span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This card becomes a word card of your choic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</table:table>
      <table:table table:name="Word Spread" table:style-name="ta3">
        <table:table-column table:style-name="co12" table:default-cell-style-name="Default"/>
        <table:table-column table:style-name="co13" table:default-cell-style-name="Default"/>
        <table:table-row table:style-name="ro7">
          <table:table-cell office:value-type="string" calcext:value-type="string">
            <text:p>Card No.</text:p>
          </table:table-cell>
          <table:table-cell office:value-type="string" calcext:value-type="string">
            <text:p>Number of times word appears in a spell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table:number-columns-repeated="2" office:value-type="float" office:value="2" calcext:value-type="float">
            <text:p>2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T2020 Style B" svg:font-family="'TT2020 Style B'" style:font-pitch="fixed"/>
    <style:font-face style:name="TT2020 Style B1" svg:font-family="'TT2020 Style B'" style:font-adornments="Bold" style:font-pitch="fixed"/>
    <style:font-face style:name="TT2020 Style B2" svg:font-family="'TT2020 Style B'" style:font-adornments="Regular" style:font-pitch="fixed"/>
    <style:font-face style:name="TT2020 Style E" svg:font-family="'TT2020 Style E'" style:font-pitch="fixed"/>
    <style:font-face style:name="TT2020 Style E1" svg:font-family="'TT2020 Style E'" style:font-adornments="Regular" style:font-pitch="fixed"/>
    <style:font-face style:name="URW Bookman" svg:font-family="'URW Bookman'" style:font-adornments="Light" style:font-pitch="variable"/>
    <style:font-face style:name="Noto Serif CJK JP Light" svg:font-family="'Noto Serif CJK JP Light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Nimbus Sans" svg:font-family="'Nimbus Sans'" style:font-adornments="Light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pell_20_list_20_cell" style:display-name="spell list cell" style:family="table-cell" style:parent-style-name="Default">
      <style:table-cell-properties style:diagonal-bl-tr="none" style:diagonal-tl-br="none" style:text-align-source="fix" style:repeat-content="false" fo:wrap-option="wrap" fo:padding-bottom="0.111in" fo:padding-left="0.0417in" fo:padding-right="0.0417in" fo:padding-top="0.111in" style:vertical-align="middle"/>
      <style:paragraph-properties fo:text-align="start"/>
      <style:text-properties style:font-name="Nimbus Sans" fo:font-family="'Nimbus Sans'" style:font-style-name="Light" style:font-family-generic="swiss" style:font-pitch="variable" fo:font-style="normal" fo:font-weight="250"/>
    </style:style>
  </office:styles>
  <office:automatic-styles>
    <style:page-layout style:name="Mpm1">
      <style:page-layout-properties fo:page-width="11in" fo:page-height="8.5in" style:num-format="1" style:print-orientation="landscape" fo:margin-top="0.1402in" fo:margin-bottom="0.7902in" fo:margin-left="0.1799in" fo:margin-right="0.7902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1in" fo:margin-bottom="0.0598in" fo:margin-left="0.2in" fo:margin-right="0.1in" style:writing-mode="lr-tb"/>
      <style:header-style>
        <style:header-footer-properties fo:min-height="0.2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fo:page-width="2.5in" fo:page-height="3.5in" fo:margin-top="0.0402in" fo:margin-bottom="0in" fo:margin-left="0.0402in" fo:margin-right="0.0402in" style:table-centering="both" style:writing-mode="lr-tb"/>
      <style:header-style>
        <style:header-footer-properties fo:min-height="0.0602in" fo:margin-left="0in" fo:margin-right="0in" fo:margin-bottom="0.020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style:font-name="TT2020 Style B2"/>
    </style:style>
    <style:style style:name="MT2" style:family="text">
      <style:text-properties style:font-name="TT2020 Style B1" fo:font-weight="bold"/>
    </style:style>
    <style:style style:name="MT3" style:family="text">
      <style:text-properties style:font-name="TT2020 Style E1" fo:font-size="6pt"/>
    </style:style>
    <style:style style:name="MT4" style:family="text">
      <style:text-properties style:text-outline="false" style:text-line-through-style="none" style:text-line-through-type="none" style:font-name="TT2020 Style E1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03:56:01.487655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4_x6_20_DYMO_20_shipping_20_Label" style:display-name="4x6 DYMO shipping Label" style:page-layout-name="Mpm3">
      <style:header>
        <text:p><text:span text:style-name="MT1"><text:sheet-name>???</text:sheet-name></text:span></text:p>
      </style:header>
      <style:header-left style:display="false"/>
      <style:footer style:display="false"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_32_.5_20_x_20_3.5_20_trading_20_card" style:display-name="2.5 x 3.5 trading card" style:page-layout-name="Mpm4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5:13:17.229640840</meta:creation-date>
    <meta:generator>LibreOffice/6.4.5.2$Linux_X86_64 LibreOffice_project/40$Build-2</meta:generator>
    <dc:date>2020-10-04T13:07:12.405786333</dc:date>
    <meta:editing-duration>PT18H1M28S</meta:editing-duration>
    <meta:editing-cycles>91</meta:editing-cycles>
    <meta:print-date>2020-10-04T11:49:03.127156246</meta:print-date>
    <meta:document-statistic meta:table-count="4" meta:cell-count="190" meta:object-count="0"/>
  </office:meta>
</office:document-meta>
</file>